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2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9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30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5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4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3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2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1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0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9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8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7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6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5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4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3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2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1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30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9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8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7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6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5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4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3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2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1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0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9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8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7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6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5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4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3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2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1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0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9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8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7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6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5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4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3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2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1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31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30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9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8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7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6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5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4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3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2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1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0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19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18 11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08-0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05-1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01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11-0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9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8-1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4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2-2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11-1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08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05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02-2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11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08-0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03-0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11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9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8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5-0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2-0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11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08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05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02-1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11-0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10-0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08-0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05-0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08-1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02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11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08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05-0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01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10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08-0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05-0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01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10-3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08-0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05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01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11-0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07-2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05-0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02-0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10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8-1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5-1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3-3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2-11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02-0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10-1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08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06-1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03-2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8-09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8-07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4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640" meta:object-count="0"/>
    <meta:user-defined meta:name="AppVersion">3.0</meta:user-defined>
  </office:meta>
</office:document-meta>
</file>